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style:line-height-at-least="0.1457in" fo:text-align="justify" style:justify-single-word="false" fo:text-indent="0in" style:auto-text-indent="false"/>
    </style:style>
    <style:style style:name="P2" style:family="paragraph" style:parent-style-name="Standard">
      <style:paragraph-properties fo:margin-left="0in" fo:margin-right="0in" style:line-height-at-least="0.1457in" fo:text-align="justify" style:justify-single-word="false" fo:text-indent="0in" style:auto-text-indent="false"/>
      <style:text-properties officeooo:paragraph-rsid="00099bd1"/>
    </style:style>
    <style:style style:name="T1" style:family="text">
      <style:text-properties fo:font-variant="normal" fo:text-transform="none" fo:color="#000000" style:font-name="Arial" fo:font-size="8.25pt" fo:letter-spacing="normal" fo:font-style="normal"/>
    </style:style>
    <style:style style:name="T2" style:family="text">
      <style:text-properties fo:font-variant="normal" fo:text-transform="none" fo:color="#000000" style:font-name="Arial" fo:font-size="8.25pt" fo:letter-spacing="normal" fo:font-style="normal" fo:font-weight="normal"/>
    </style:style>
    <style:style style:name="T3"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text:span text:style-name="T2"/></text:p>
      <text:p text:style-name="P1"><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text:span><text:soft-page-break/><text:span text:style-name="T2">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oft-page-break/><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text:span><text:soft-page-break/><text:span text:style-name="T2">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text:span><text:soft-page-break/><text:span text:style-name="T2">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oft-page-break/><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ext:span><text:soft-page-break/><text:span text:style-name="T2">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text:span text:style-name="T2"/></text:p>
      <text:p text:style-name="P2"><text:span text:style-name="Strong_20_Emphasis"><text:span text:style-name="T1">Lorem Ipsum</text:span></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Iyob Gebremariam</meta:initial-creator>
    <meta:creation-date>2014-04-29T23:23:58</meta:creation-date>
    <dc:date>2014-04-29T23:25:50</dc:date>
    <dc:creator>Iyob Gebremariam</dc:creator>
    <meta:editing-duration>P0D</meta:editing-duration>
    <meta:editing-cycles>1</meta:editing-cycles>
    <meta:document-statistic meta:table-count="0" meta:image-count="0" meta:object-count="0" meta:page-count="391" meta:paragraph-count="4096" meta:word-count="372736" meta:character-count="2351104" meta:non-whitespace-character-count="1982464"/>
    <meta:generator>LibreOffice/3.6$Linux_X86_64 LibreOffice_project/360m1$Build-304</meta:generator>
  </office:meta>
</office:document-meta>
</file>